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91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9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margin-left="2.011cm" fo:margin-right="0cm" fo:text-indent="-1.693cm"/>
    </style:style>
    <style:style style:name="P3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Arial" fo:font-size="28pt" fo:text-shadow="1pt 1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style:font-name="Segoe UI1" fo:font-size="36pt" fo:text-shadow="none" style:font-size-asian="36pt" style:font-size-complex="36pt"/>
    </style:style>
    <style:style style:name="P9" style:family="paragraph">
      <loext:graphic-properties draw:fill="none" draw:fill-color="#ffffff"/>
      <style:paragraph-properties fo:margin-left="2.011cm" fo:margin-right="0cm" fo:line-height="100%" fo:text-align="center" fo:text-indent="-1.693cm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ffffff" style:font-name="Segoe UI1" fo:font-size="28pt" fo:text-shadow="1pt 1pt" style:font-size-asian="28pt" style:font-size-complex="28pt"/>
    </style:style>
    <style:style style:name="P11" style:family="paragraph">
      <style:paragraph-properties fo:margin-left="0.318cm" fo:margin-right="0cm" fo:text-align="center" fo:text-indent="0cm"/>
    </style:style>
    <style:style style:name="P12" style:family="paragraph">
      <style:paragraph-properties fo:margin-left="0.318cm" fo:margin-right="0cm" fo:text-indent="0cm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fo:margin-left="2.011cm" fo:margin-right="0cm" fo:line-height="100%" fo:text-indent="-1.693cm"/>
      <style:text-properties fo:color="#ffffff" style:font-name="Arial" fo:font-size="28pt" fo:text-shadow="1pt 1pt" style:font-size-asian="28pt" style:font-size-complex="28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ffffff" style:font-name="Arial" fo:font-size="28pt" fo:text-shadow="1pt 1pt" style:font-size-asian="28pt" style:font-size-complex="28pt"/>
    </style:style>
    <style:style style:name="T4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5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 Semibold" fo:font-size="24pt" fo:text-shadow="none" fo:font-weight="bold" style:font-size-asian="24pt" style:font-weight-asian="bold" style:font-size-complex="24pt" style:font-weight-complex="bold"/>
    </style:style>
    <style:style style:name="T7" style:family="text"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T8" style:family="text">
      <style:text-properties fo:color="#ffffff" style:font-name="Arial" fo:font-size="16pt" fo:text-shadow="1pt 1pt" style:font-size-asian="16pt" style:font-size-complex="16pt"/>
    </style:style>
    <style:style style:name="T9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4.13cm" svg:height="4.164cm" svg:x="1.778cm" svg:y="1.175cm">
          <draw:text-box>
            <text:p text:style-name="P1"><text:span text:style-name="T1">Opening Hymn #709</text:span></text:p>
            <text:p text:style-name="P1"><text:span text:style-name="T2">“</text:span><text:span text:style-name="T2">The King of Love My Shepherd Is”</text:span></text:p>
            <text:p text:style-name="P2"><text:span text:style-name="T3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6" draw:layer="layout" svg:width="24.638cm" svg:height="7.112cm" svg:x="1.524cm" svg:y="1.016cm">
          <draw:text-box>
            <text:p text:style-name="P5"><text:span text:style-name="T4">1.</text:span><text:span text:style-name="T5"> The King of love my shepherd is,</text:span></text:p>
            <text:p text:style-name="P5"><text:span text:style-name="T5">Whose goodness faileth never;</text:span></text:p>
            <text:p text:style-name="P5"><text:span text:style-name="T5">I nothing lack if I am His</text:span></text:p>
            <text:p text:style-name="P5"><text:span text:style-name="T5">And He is mine forev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6" draw:layer="layout" svg:width="24.892cm" svg:height="7.366cm" svg:x="1.524cm" svg:y="1.016cm">
          <draw:text-box>
            <text:p text:style-name="P5"><text:span text:style-name="T4">2.</text:span><text:span text:style-name="T5"> Where streams of living water flow,</text:span></text:p>
            <text:p text:style-name="P5"><text:span text:style-name="T5">My ransomed soul He leadeth</text:span></text:p>
            <text:p text:style-name="P5"><text:span text:style-name="T5">And, where the verdant pastures grow,</text:span></text:p>
            <text:p text:style-name="P5"><text:span text:style-name="T5">With food celestial feede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8" draw:layer="layout" svg:width="24.638cm" svg:height="7.214cm" svg:x="1.524cm" svg:y="0.914cm">
          <draw:text-box>
            <text:p text:style-name="P5"><text:span text:style-name="T6">3.</text:span><text:span text:style-name="T5"> Perverse and foolish oft I strayed,</text:span></text:p>
            <text:p text:style-name="P5"><text:span text:style-name="T5">But yet in love He sought me</text:span></text:p>
            <text:p text:style-name="P5"><text:span text:style-name="T5">And on His shoulder gently laid</text:span></text:p>
            <text:p text:style-name="P5"><text:span text:style-name="T5">And home rejoicing brought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9" draw:layer="layout" svg:width="24.638cm" svg:height="7.214cm" svg:x="1.524cm" svg:y="0.762cm">
          <draw:text-box>
            <text:p text:style-name="P5"><text:span text:style-name="T4">4.</text:span><text:span text:style-name="T5"> In death’s dark vale I fear no ill</text:span></text:p>
            <text:p text:style-name="P5"><text:span text:style-name="T5">With Thee, dear Lord, beside me,</text:span></text:p>
            <text:p text:style-name="P5"><text:span text:style-name="T5">Thy rod and staff my comfort still,</text:span></text:p>
            <text:p text:style-name="P5"><text:span text:style-name="T5">Thy cross before to guide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6" draw:text-style-name="P10" draw:layer="layout" svg:width="24.892cm" svg:height="7.011cm" svg:x="1.524cm" svg:y="1.016cm">
          <draw:text-box>
            <text:p text:style-name="P5"><text:span text:style-name="T4">5.</text:span><text:span text:style-name="T5"> Thou spreadst a table in my sight;</text:span></text:p>
            <text:p text:style-name="P5"><text:span text:style-name="T5">Thine unction grace bestoweth;</text:span></text:p>
            <text:p text:style-name="P5"><text:span text:style-name="T5">And, oh, what transport of delight</text:span></text:p>
            <text:p text:style-name="P5"><text:span text:style-name="T5">From Thy pure chalice floweth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7" draw:text-style-name="P14" draw:layer="layout" svg:width="24.892cm" svg:height="11.56cm" svg:x="1.524cm" svg:y="1.016cm">
          <draw:text-box>
            <text:p text:style-name="P5"><text:span text:style-name="T4">6.</text:span><text:span text:style-name="T5"> And so through all the length of days</text:span></text:p>
            <text:p text:style-name="P5"><text:span text:style-name="T5">Thy goodness faileth never;</text:span></text:p>
            <text:p text:style-name="P5"><text:span text:style-name="T5">Good Shepherd, may I sing Thy praise</text:span></text:p>
            <text:p text:style-name="P5"><text:span text:style-name="T5">Within Thy house forever!</text:span></text:p>
            <text:p text:style-name="P11"><text:span text:style-name="T7"/></text:p>
            <text:p text:style-name="P12"><text:span text:style-name="T8"/></text:p>
            <text:p text:style-name="P12"><text:span text:style-name="T8"/></text:p>
            <text:p text:style-name="P12"><text:span text:style-name="T8"/></text:p>
            <text:p text:style-name="P13"><text:span text:style-name="T9"><text:s text:c="11"/></text:span><text:span text:style-name="T9">Public domain</text:span></text:p>
            <text:p text:style-name="P12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10-09T07:38:16.514000000</meta:creation-date>
    <dc:date>2018-07-17T17:01:39.714000000</dc:date>
    <meta:editing-duration>PT46M21S</meta:editing-duration>
    <meta:editing-cycles>17</meta:editing-cycles>
    <meta:generator>LibreOffice/6.0.5.2$Windows_X86_64 LibreOffice_project/54c8cbb85f300ac59db32fe8a675ff7683cd5a16</meta:generator>
    <meta:document-statistic meta:object-count="42"/>
  </office:meta>
</office:document-meta>
</file>